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meta.rdf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anx="http://anx.akomantoso.org/1.0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DejaVu Serif" svg:font-family="'DejaVu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center" style:justify-single-word="false" style:writing-mode="rl-tb"/>
    </style:style>
    <style:style style:name="P4" style:family="paragraph" style:parent-style-name="heading_5f_subsection">
      <style:paragraph-properties fo:text-align="end" style:justify-single-word="false" style:writing-mode="rl-tb"/>
    </style:style>
    <style:style style:name="Sect1" style:family="section">
      <style:section-properties anx:BungeniSectionType="body" style:editable="false">
        <style:columns fo:column-count="1" fo:column-gap="0in"/>
      </style:section-properties>
    </style:style>
    <style:style style:name="Sect2" style:family="section">
      <style:section-properties fo:background-color="#9999cc" fo:margin-left="0.4in" fo:margin-right="0in" style:editable="false">
        <style:columns fo:column-count="1" fo:column-gap="0in"/>
        <style:background-image/>
      </style:section-properties>
    </style:style>
    <style:style style:name="Sect3" style:family="section">
      <style:section-properties fo:background-color="#99cc99" fo:margin-left="0in" fo:margin-right="0.1in" style:editable="false">
        <style:columns fo:column-count="1" fo:column-gap="0in"/>
        <style:background-image/>
      </style:section-properties>
    </style:style>
    <style:style style:name="Sect4" style:family="section">
      <style:section-properties fo:background-color="#e8ee88" fo:margin-left="0in" fo:margin-right="0.4in" style:editable="false">
        <style:columns fo:column-count="1" fo:column-gap="0in"/>
        <style:background-image/>
      </style:section-properties>
    </style:style>
    <style:style style:name="Sect5" style:family="section">
      <style:section-properties fo:background-color="#f0f0f0" fo:margin-left="0in" fo:margin-right="0.3in" style:editable="false">
        <style:columns fo:column-count="1" fo:column-gap="0in"/>
        <style:background-image/>
      </style:section-properties>
    </style:style>
    <style:style style:name="Sect6" style:family="section">
      <style:section-properties fo:background-color="#e80088" fo:margin-left="0in" fo:margin-right="0.4in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xml:id="id2144137153" text:name="act">
        <text:p text:style-name="P4"/>
        <text:section text:style-name="Sect2" xml:id="id1284445584" text:name="preface">
          <text:p text:style-name="P3">قرار وزير المالية رقم (1) لسنة 2012م</text:p>
        </text:section>
        <text:p text:style-name="P2"/>
        <text:p text:style-name="P2"/>
        <text:section text:style-name="Sect3" xml:id="id29156438" text:name="preamble">
          <text:p text:style-name="P2">بعد الإطلاع على <text:meta xml:id="id826981253">قانون الجريدة الرسمية</text:meta><text:s/>رقم (29) لسنة 1949 وتعديلاته لا سيما المادتين (7) و (10) منه،</text:p>
          <text:p text:style-name="P2">وبناء على مقتضيات المصلحة العامة،</text:p>
          <text:p text:style-name="P2">وبموجب الصلاحيات المخولة لنا،</text:p>
          <text:p text:style-name="P2">قررنا ما يلي:-</text:p>
        </text:section>
        <text:p text:style-name="P2"/>
        <text:p text:style-name="P2"/>
        <text:p text:style-name="P2"/>
        <text:section text:style-name="Sect4" xml:id="id756387177" text:name="body1">
          <text:section text:style-name="Sect5" xml:id="id2100389053" text:name="article1">
            <text:p text:style-name="P2">مادة (1) </text:p>
            <text:p text:style-name="P2">بدل الاشتراك بالجريدة الرسمية </text:p>
            <text:p text:style-name="P2"/>
            <text:p text:style-name="P2"/>
            <text:p text:style-name="P2">1.يجوز لأي كان أن يشترك بالجريدة الرسمية بعد دفع بدل الاشتراك سلفاً وفقاً للآتي:</text:p>
            <text:p text:style-name="P2">أ. بدل الاشتراك السنوي مبلغ (200) شيكل.</text:p>
            <text:p text:style-name="P2">ب. بدل الاشتراك نصف السنوي مبلغ (120) شيكل</text:p>
            <text:p text:style-name="P2">2.يحدد ثمن العدد الواحد على النحو الآتي: </text:p>
            <text:p text:style-name="P2">أ. العدد المكون من صفحات لا تتجاوز (159 صفحة) بمبلغ (20) شيكل.</text:p>
            <text:p text:style-name="P2">ب. العدد المكون من صفحات ما بين (160 – 200 صفحة) بمبلغ (30) شيكل.</text:p>
            <text:p text:style-name="P2">ج. العدد المكون من صفحات ما بين (200 – 300 صفحة) بمبلغ (40) شيكل.</text:p>
            <text:p text:style-name="P2">د. ما زاد عن ذلك بمبلغ (50) شيكل.</text:p>
          </text:section>
        </text:section>
        <text:p text:style-name="P2"><text:s text:c="2"/></text:p>
        <text:p text:style-name="P2"/>
        <text:section text:style-name="Sect6" xml:id="id907787205" text:name="conclusions1">
          <text:p text:style-name="P2">صدر في مدينة رام الله بتاريخ: 10/1/2012 ميلادية</text:p>
          <text:p text:style-name="P2">الموافق: 16/ صفر/ 1433 هجرية </text:p>
          <text:p text:style-name="P2">سلام فياض </text:p>
          <text:p text:style-name="P2">وزير المالية</text:p>
        </text:section>
        <text:p text:style-name="P2"/>
        <text:p text:style-name="P2"/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anx="http://anx.akomantoso.org/1.0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DejaVu Serif" svg:font-family="'DejaVu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5f_article" style:display-name="heading_article" style:family="paragraph" style:parent-style-name="Heading_20_1" style:next-style-name="Text_20_body" style:auto-update="true" style:class="text">
      <style:text-properties style:font-name="DejaVu Sans" fo:font-weight="bold"/>
    </style:style>
    <style:style style:name="heading_5f_chapter" style:display-name="heading_chapter" style:family="paragraph" style:parent-style-name="Heading_20_1" style:next-style-name="Text_20_body">
      <style:text-properties style:font-name="DejaVu Sans" fo:font-size="95%"/>
    </style:style>
    <style:style style:name="heading_5f_general" style:display-name="heading_general" style:family="paragraph" style:parent-style-name="Heading_20_1" style:next-style-name="Text_20_body" style:auto-update="true">
      <style:text-properties style:font-name="DejaVu Sans" fo:font-size="105%"/>
    </style:style>
    <style:style style:name="heading_5f_subchapter" style:display-name="heading_subchapter" style:family="paragraph" style:parent-style-name="Heading_20_1" style:next-style-name="Heading_20_1" style:auto-update="true">
      <style:text-properties style:font-name="DejaVu Sans" fo:font-size="95%"/>
    </style:style>
    <style:style style:name="heading_5f_section" style:display-name="heading_section" style:family="paragraph" style:parent-style-name="Heading_20_1" style:next-style-name="Text_20_body" style:auto-update="true">
      <style:text-properties style:font-name="DejaVu Sans" fo:font-size="95%"/>
    </style:style>
    <style:style style:name="heading_5f_part" style:display-name="heading_part" style:family="paragraph" style:parent-style-name="Heading_20_1" style:next-style-name="Text_20_body" style:auto-update="true">
      <style:text-properties style:font-name="DejaVu Sans"/>
    </style:style>
    <style:style style:name="heading_5f_para" style:display-name="heading_para" style:family="paragraph" style:parent-style-name="Heading_20_1" style:next-style-name="Text_20_body">
      <style:text-properties style:font-name="DejaVu Sans" fo:font-size="95%"/>
    </style:style>
    <style:style style:name="heading_5f_subpara" style:display-name="heading_subpara" style:family="paragraph" style:parent-style-name="heading_5f_para" style:next-style-name="Text_20_body" style:auto-update="true"/>
    <style:style style:name="subheading_5f_article" style:display-name="subheading_article" style:family="paragraph" style:parent-style-name="heading_5f_article" style:next-style-name="Text_20_body" style:auto-update="true">
      <style:text-properties fo:font-size="95%"/>
    </style:style>
    <style:style style:name="heading_5f_preface" style:display-name="heading_preface" style:family="paragraph" style:parent-style-name="heading_5f_general" style:next-style-name="Text_20_body" style:auto-update="true"/>
    <style:style style:name="subheading_5f_general" style:display-name="subheading_general" style:family="paragraph" style:parent-style-name="heading_5f_general" style:next-style-name="Text_20_body" style:auto-update="true">
      <style:text-properties fo:font-size="95%"/>
    </style:style>
    <style:style style:name="subheading_5f_chapter" style:display-name="subheading_chapter" style:family="paragraph" style:parent-style-name="heading_5f_chapter" style:next-style-name="Text_20_body" style:auto-update="true">
      <style:text-properties fo:font-size="90%"/>
    </style:style>
    <style:style style:name="subheading_5f_para" style:display-name="subheading_para" style:family="paragraph" style:parent-style-name="heading_5f_para" style:next-style-name="Text_20_body" style:auto-update="true">
      <style:text-properties fo:font-size="90%"/>
    </style:style>
    <style:style style:name="subheading_5f_part" style:display-name="subheading_part" style:family="paragraph" style:parent-style-name="heading_5f_part" style:next-style-name="Text_20_body" style:auto-update="true">
      <style:text-properties fo:font-size="105%"/>
    </style:style>
    <style:style style:name="subheading_5f_preface" style:display-name="subheading_preface" style:family="paragraph" style:parent-style-name="heading_5f_preface">
      <style:text-properties fo:font-size="95%"/>
    </style:style>
    <style:style style:name="subheading_5f_section" style:display-name="subheading_section" style:family="paragraph" style:parent-style-name="heading_5f_section" style:next-style-name="Text_20_body" style:auto-update="true">
      <style:text-properties fo:font-size="90%"/>
    </style:style>
    <style:style style:name="subheading_5f_subchapter" style:display-name="subheading_subchapter" style:family="paragraph" style:parent-style-name="heading_5f_subchapter" style:next-style-name="Text_20_body" style:auto-update="true">
      <style:text-properties fo:font-size="85%"/>
    </style:style>
    <style:style style:name="subheading_5f_subpara" style:display-name="subheading_subpara" style:family="paragraph" style:parent-style-name="heading_5f_subpara" style:next-style-name="Text_20_body" style:auto-update="true">
      <style:text-properties fo:font-size="90%"/>
    </style:style>
    <style:style style:name="heading_5f_clause" style:display-name="heading_clause" style:family="paragraph" style:parent-style-name="Standard"/>
    <style:style style:name="heading_5f_subclause" style:display-name="heading_subclause" style:family="paragraph" style:parent-style-name="heading_5f_clause"/>
    <style:style style:name="heading_5f_shorttitle" style:display-name="heading_shorttitle" style:family="paragraph" style:parent-style-name="heading_5f_subclause"/>
    <style:style style:name="heading_5f_longtitle" style:display-name="heading_longtitle" style:family="paragraph" style:parent-style-name="heading_5f_shorttitle"/>
    <style:style style:name="heading_5f_subsection" style:display-name="heading_subsection" style:family="paragraph" style:parent-style-name="heading_5f_longtitl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doc_5f_title" style:display-name="doc_title" style:family="text">
      <style:text-properties style:font-name="DejaVu Serif" fo:font-weight="bold" fo:background-color="#e6e6ff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ct <text:s/>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5-23T15:13:25.17</meta:creation-date>
    <meta:editing-cycles>3</meta:editing-cycles>
    <meta:editing-duration>PT1M23S</meta:editing-duration>
    <dc:date>2012-05-23T15:14:48.36</dc:date>
    <meta:document-statistic meta:table-count="0" meta:image-count="0" meta:object-count="0" meta:page-count="1" meta:paragraph-count="21" meta:word-count="170" meta:character-count="788"/>
    <meta:user-defined meta:name="BungeniActApproved"/>
    <meta:user-defined meta:name="BungeniActAprovedDate">2012-05-08</meta:user-defined>
    <meta:user-defined meta:name="BungeniActDeveloped"/>
    <meta:user-defined meta:name="BungeniActDevelopedDate">2012-05-07</meta:user-defined>
    <meta:user-defined meta:name="BungeniActEffectiveDate" meta:value-type="string">2012-05-17</meta:user-defined>
    <meta:user-defined meta:name="BungeniActImplementation" meta:value-type="string"/>
    <meta:user-defined meta:name="BungeniActPromulgated" meta:value-type="string"/>
    <meta:user-defined meta:name="BungeniActPromulgatedDate" meta:value-type="string"/>
    <meta:user-defined meta:name="BungeniActSourceSide" meta:value-type="string"/>
    <meta:user-defined meta:name="BungeniActType" meta:value-type="string"> تنفيذي </meta:user-defined>
    <meta:user-defined meta:name="BungeniCountryCode" meta:value-type="string"/>
    <meta:user-defined meta:name="BungeniDocAuthor" meta:value-type="string"/>
    <meta:user-defined meta:name="BungeniDocPart" meta:value-type="string"/>
    <meta:user-defined meta:name="BungeniDocType" meta:value-type="string"/>
    <meta:user-defined meta:name="BungeniExpAuthor" meta:value-type="string">user.Ashok</meta:user-defined>
    <meta:user-defined meta:name="BungeniExpAuthorURI" meta:value-type="string">user.Ashok</meta:user-defined>
    <meta:user-defined meta:name="BungeniExpDate" meta:value-type="string"/>
    <meta:user-defined meta:name="BungeniExpDateName" meta:value-type="string">expDate</meta:user-defined>
    <meta:user-defined meta:name="BungeniExpURI" meta:value-type="string">/PS/act/2012-9-19/ar</meta:user-defined>
    <meta:user-defined meta:name="BungeniLanguageCode" meta:value-type="string">ar</meta:user-defined>
    <meta:user-defined meta:name="BungeniManAuthor" meta:value-type="string">user.Ashok</meta:user-defined>
    <meta:user-defined meta:name="BungeniManAuthorURI" meta:value-type="string">user.Ashok</meta:user-defined>
    <meta:user-defined meta:name="BungeniManDate" meta:value-type="string"/>
    <meta:user-defined meta:name="BungeniManDateName" meta:value-type="string">manDate</meta:user-defined>
    <meta:user-defined meta:name="BungeniManURI" meta:value-type="string">/PS/act/2012-9-19/ar.xml</meta:user-defined>
    <meta:user-defined meta:name="BungeniOfficialDate" meta:value-type="string"/>
    <meta:user-defined meta:name="BungeniOfficialTime" meta:value-type="string"/>
    <meta:user-defined meta:name="BungeniParliamentID" meta:value-type="string"/>
    <meta:user-defined meta:name="BungeniPublicationArea" meta:value-type="string">434</meta:user-defined>
    <meta:user-defined meta:name="BungeniPublicationDate" meta:value-type="string">2012-09-19</meta:user-defined>
    <meta:user-defined meta:name="BungeniPublicationName" meta:value-type="string">34</meta:user-defined>
    <meta:user-defined meta:name="BungeniPublicationNameFull" meta:value-type="string"/>
    <meta:user-defined meta:name="BungeniSecondaryActPromulgating" meta:value-type="string"/>
    <meta:user-defined meta:name="BungeniSourceName" meta:value-type="string"/>
    <meta:user-defined meta:name="BungeniSourceNo" meta:value-type="string"/>
    <meta:user-defined meta:name="BungeniSourceSide" meta:value-type="string"/>
    <meta:user-defined meta:name="BungeniSourceType" meta:value-type="string">خاص</meta:user-defined>
    <meta:user-defined meta:name="BungeniWorkAuthor" meta:value-type="string">user.Ashok</meta:user-defined>
    <meta:user-defined meta:name="BungeniWorkAuthorURI" meta:value-type="string">user.Ashok</meta:user-defined>
    <meta:user-defined meta:name="BungeniWorkDate" meta:value-type="string">2012-09-19</meta:user-defined>
    <meta:user-defined meta:name="BungeniWorkDateName" meta:value-type="string">workDate</meta:user-defined>
    <meta:user-defined meta:name="BungeniWorkURI" meta:value-type="string">/PS/act/2012-9-19</meta:user-defined>
    <meta:user-defined meta:name="Disposition" meta:value-type="string"/>
    <meta:user-defined meta:name="Info 1" meta:value-type="string"/>
    <meta:user-defined meta:name="Info 2" meta:value-type="string"/>
    <meta:user-defined meta:name="Info 3" meta:value-type="string"/>
    <meta:user-defined meta:name="__BungeniDocMeta" meta:value-type="string">true</meta:user-defined>
  </office:meta>
</office:document-meta>
</file>